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55827" officeooo:paragraph-rsid="0015582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5827" officeooo:paragraph-rsid="0015582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01cc" officeooo:paragraph-rsid="001701c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7112b" officeooo:paragraph-rsid="001701c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112b" officeooo:paragraph-rsid="0017112b" style:font-size-asian="10.5pt" style:font-size-complex="12pt"/>
    </style:style>
    <style:style style:name="T1" style:family="text">
      <style:text-properties officeooo:rsid="00170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Helper project</text:p>
      <text:p text:style-name="P1"/>
      <text:p text:style-name="P2">The idea is to build a platform which given a url such as github, facebook, website, stack exchange or any website with some information about the future worker and calculate grades about the relevant things. Let’s take an example:</text:p>
      <text:p text:style-name="P2"/>
      <text:p text:style-name="P2">I’m Samuel Bismuth want to work for the company Microsoft. After sending my CV, I get a meeting with someone (let’s call him Yishay) which is here to know more about me.</text:p>
      <text:p text:style-name="P2">After some few questions, Yishay gets a problem. He doesn’t have time to check all the information I told him, and moreover, he can’t waste more time about trying to have a better understand about me. Our solution come with the platform we must build. Yishay must (with my authorization) type in the platform, url in link with the information that I can give him : facebook, github, stack exchange. The goal of the platform is to bring and undertand better the future worker in our case, I.</text:p>
      <text:p text:style-name="P2">As an example we could know : my level in english, my level in Hebrew and in French. My way to live (if I gets some sleep the night, in the case I can’t update anything on the net). The way I’m order<text:span text:style-name="T1">ed, by understanding my way to write a code or a sentence in facebook. If I have a good orthography. If I do know code, and in which language I’m stronger. And a lot of data may be search and can bring a good help for Yishay.</text:span></text:p>
      <text:p text:style-name="P2"/>
      <text:p text:style-name="P3">For this project we will use:</text:p>
      <text:p text:style-name="P3"/>
      <text:p text:style-name="P4">Data scripting.</text:p>
      <text:p text:style-name="P3">Data searching.</text:p>
      <text:p text:style-name="P3">Deep learning.</text:p>
      <text:p text:style-name="P4">Psychology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0:01:19.199289383</meta:creation-date>
    <dc:date>2018-07-09T10:27:56.362515274</dc:date>
    <meta:editing-duration>PT4M46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264" meta:character-count="1422" meta:non-whitespace-character-count="1168"/>
  </office:meta>
</office:document-meta>
</file>